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54ad4" officeooo:paragraph-rsid="00154ad4" style:font-size-asian="16pt" style:font-weight-asian="bold" style:font-size-complex="16pt" style:font-weight-complex="bold"/>
    </style:style>
    <style:style style:name="P2" style:family="paragraph" style:parent-style-name="Standard">
      <style:text-properties fo:font-size="16pt" fo:font-weight="normal" officeooo:rsid="00154ad4" officeooo:paragraph-rsid="00154ad4" style:font-size-asian="16pt" style:font-weight-asian="normal" style:font-size-complex="16pt" style:font-weight-complex="normal"/>
    </style:style>
    <style:style style:name="P3" style:family="paragraph" style:parent-style-name="Standard">
      <style:text-properties fo:font-size="16pt" fo:font-weight="normal" officeooo:rsid="00155496" officeooo:paragraph-rsid="00155496" style:font-size-asian="16pt" style:font-weight-asian="normal" style:font-size-complex="16pt" style:font-weight-complex="normal"/>
    </style:style>
    <style:style style:name="P4" style:family="paragraph" style:parent-style-name="Standard">
      <style:text-properties fo:font-size="16pt" fo:font-weight="normal" officeooo:rsid="00155496" officeooo:paragraph-rsid="00188008" style:font-size-asian="16pt" style:font-weight-asian="normal" style:font-size-complex="16pt" style:font-weight-complex="normal"/>
    </style:style>
    <style:style style:name="P5" style:family="paragraph" style:parent-style-name="Standard">
      <style:text-properties fo:font-size="16pt" fo:font-weight="normal" officeooo:rsid="001d16e0" officeooo:paragraph-rsid="001d16e0" style:font-size-asian="16pt" style:font-weight-asian="normal" style:font-size-complex="16pt" style:font-weight-complex="normal"/>
    </style:style>
    <style:style style:name="P6" style:family="paragraph" style:parent-style-name="Standard">
      <style:text-properties fo:font-size="16pt" fo:font-weight="normal" officeooo:rsid="001d619c" officeooo:paragraph-rsid="001d619c" style:font-size-asian="16pt" style:font-weight-asian="normal" style:font-size-complex="16pt" style:font-weight-complex="normal"/>
    </style:style>
    <style:style style:name="P7" style:family="paragraph" style:parent-style-name="Standard">
      <style:text-properties fo:font-size="16pt" fo:font-weight="normal" officeooo:rsid="00213fa0" officeooo:paragraph-rsid="00213fa0" style:font-size-asian="16pt" style:font-weight-asian="normal" style:font-size-complex="16pt" style:font-weight-complex="normal"/>
    </style:style>
    <style:style style:name="P8" style:family="paragraph" style:parent-style-name="Standard">
      <style:text-properties fo:font-size="16pt" fo:font-weight="normal" officeooo:rsid="00213fa0" officeooo:paragraph-rsid="0027adfe" style:font-size-asian="16pt" style:font-weight-asian="normal" style:font-size-complex="16pt" style:font-weight-complex="normal"/>
    </style:style>
    <style:style style:name="P9" style:family="paragraph" style:parent-style-name="Standard">
      <style:text-properties fo:font-size="16pt" fo:font-weight="normal" officeooo:rsid="00188008" officeooo:paragraph-rsid="00188008" style:font-size-asian="16pt" style:font-weight-asian="normal" style:font-size-complex="16pt" style:font-weight-complex="normal"/>
    </style:style>
    <style:style style:name="P10" style:family="paragraph" style:parent-style-name="Standard">
      <style:text-properties fo:font-size="16pt" fo:font-weight="normal" officeooo:rsid="002afc1a" officeooo:paragraph-rsid="002afc1a" style:font-size-asian="16pt" style:font-weight-asian="normal" style:font-size-complex="16pt" style:font-weight-complex="normal"/>
    </style:style>
    <style:style style:name="P11" style:family="paragraph" style:parent-style-name="Standard">
      <style:text-properties fo:font-size="16pt" fo:font-weight="normal" officeooo:rsid="002afc1a" officeooo:paragraph-rsid="00287c0e" style:font-size-asian="16pt" style:font-weight-asian="normal" style:font-size-complex="16pt" style:font-weight-complex="normal"/>
    </style:style>
    <style:style style:name="P12" style:family="paragraph" style:parent-style-name="Standard">
      <style:text-properties fo:font-size="16pt" fo:font-weight="normal" officeooo:rsid="0027adfe" officeooo:paragraph-rsid="0027adfe" style:font-size-asian="16pt" style:font-weight-asian="normal" style:font-size-complex="16pt" style:font-weight-complex="normal"/>
    </style:style>
    <style:style style:name="P13" style:family="paragraph" style:parent-style-name="Standard">
      <style:text-properties fo:font-size="16pt" style:text-underline-style="none" fo:font-weight="normal" officeooo:rsid="0030748d" officeooo:paragraph-rsid="0030748d" style:font-size-asian="16pt" style:font-weight-asian="normal" style:font-size-complex="16pt" style:font-weight-complex="normal"/>
    </style:style>
    <style:style style:name="P14" style:family="paragraph" style:parent-style-name="Standard">
      <style:text-properties fo:font-size="16pt" style:text-underline-style="none" fo:font-weight="normal" officeooo:rsid="0030748d" officeooo:paragraph-rsid="002de483" style:font-size-asian="16pt" style:font-weight-asian="normal" style:font-size-complex="16pt" style:font-weight-complex="normal"/>
    </style:style>
    <style:style style:name="P15" style:family="paragraph" style:parent-style-name="Standard">
      <style:text-properties fo:font-size="16pt" style:text-underline-style="none" fo:font-weight="bold" officeooo:rsid="003c7780" officeooo:paragraph-rsid="003c7780" style:font-size-asian="16pt" style:font-weight-asian="bold" style:font-size-complex="16pt" style:font-weight-complex="bold"/>
    </style:style>
    <style:style style:name="P16" style:family="paragraph" style:parent-style-name="Standard">
      <style:text-properties officeooo:rsid="00287c0e" officeooo:paragraph-rsid="00287c0e"/>
    </style:style>
    <style:style style:name="P17" style:family="paragraph" style:parent-style-name="Standard">
      <style:text-properties officeooo:rsid="002afc1a" officeooo:paragraph-rsid="002afc1a"/>
    </style:style>
    <style:style style:name="P18" style:family="paragraph" style:parent-style-name="Standard">
      <style:text-properties officeooo:rsid="002c9e84" officeooo:paragraph-rsid="002de483"/>
    </style:style>
    <style:style style:name="P19" style:family="paragraph" style:parent-style-name="Standard">
      <style:text-properties officeooo:rsid="002de483" officeooo:paragraph-rsid="002de483"/>
    </style:style>
    <style:style style:name="P20" style:family="paragraph" style:parent-style-name="Text_20_body">
      <style:text-properties officeooo:rsid="003c7780" officeooo:paragraph-rsid="003c7780"/>
    </style:style>
    <style:style style:name="P21" style:family="paragraph" style:parent-style-name="Standard" style:list-style-name="L1">
      <style:text-properties fo:font-size="16pt" fo:font-weight="normal" officeooo:rsid="00287c0e" officeooo:paragraph-rsid="0027adfe" style:font-size-asian="16pt" style:font-weight-asian="normal" style:font-size-complex="16pt" style:font-weight-complex="normal"/>
    </style:style>
    <style:style style:name="P22" style:family="paragraph" style:parent-style-name="Standard" style:list-style-name="L1">
      <style:text-properties fo:font-size="16pt" fo:font-weight="normal" officeooo:rsid="00287c0e" officeooo:paragraph-rsid="00287c0e" style:font-size-asian="16pt" style:font-weight-asian="normal" style:font-size-complex="16pt" style:font-weight-complex="normal"/>
    </style:style>
    <style:style style:name="P23" style:family="paragraph" style:parent-style-name="Standard" style:list-style-name="L3">
      <style:text-properties fo:font-size="16pt" style:text-underline-style="none" fo:font-weight="normal" officeooo:rsid="00341a22" officeooo:paragraph-rsid="0030748d" style:font-size-asian="16pt" style:font-weight-asian="normal" style:font-size-complex="16pt" style:font-weight-complex="normal"/>
    </style:style>
    <style:style style:name="P24" style:family="paragraph" style:parent-style-name="Standard" style:list-style-name="L3">
      <style:text-properties fo:font-size="16pt" style:text-underline-style="none" fo:font-weight="normal" officeooo:rsid="0035ee2e" officeooo:paragraph-rsid="0035ee2e" style:font-size-asian="16pt" style:font-weight-asian="normal" style:font-size-complex="16pt" style:font-weight-complex="normal"/>
    </style:style>
    <style:style style:name="P25" style:family="paragraph" style:parent-style-name="Standard" style:list-style-name="L3">
      <style:text-properties fo:font-size="16pt" style:text-underline-style="none" fo:font-weight="normal" officeooo:rsid="00360227" officeooo:paragraph-rsid="00360227" style:font-size-asian="16pt" style:font-weight-asian="normal" style:font-size-complex="16pt" style:font-weight-complex="normal"/>
    </style:style>
    <style:style style:name="P26" style:family="paragraph" style:parent-style-name="Standard" style:list-style-name="L3">
      <style:text-properties fo:font-size="16pt" style:text-underline-style="none" fo:font-weight="normal" officeooo:rsid="00373834" officeooo:paragraph-rsid="00373834" style:font-size-asian="16pt" style:font-weight-asian="normal" style:font-size-complex="16pt" style:font-weight-complex="normal"/>
    </style:style>
    <style:style style:name="P27" style:family="paragraph" style:parent-style-name="Standard" style:list-style-name="L3">
      <style:text-properties fo:font-size="16pt" style:text-underline-style="none" fo:font-weight="normal" officeooo:rsid="0038654e" officeooo:paragraph-rsid="0038654e" style:font-size-asian="16pt" style:font-weight-asian="normal" style:font-size-complex="16pt" style:font-weight-complex="normal"/>
    </style:style>
    <style:style style:name="P28" style:family="paragraph" style:parent-style-name="Standard">
      <style:text-properties fo:font-size="16pt" style:text-underline-style="none" fo:font-weight="normal" officeooo:rsid="0038654e" officeooo:paragraph-rsid="0038654e" style:font-size-asian="16pt" style:font-weight-asian="normal" style:font-size-complex="16pt" style:font-weight-complex="normal"/>
    </style:style>
    <style:style style:name="P29" style:family="paragraph" style:parent-style-name="Standard" style:list-style-name="L3">
      <style:text-properties fo:font-size="16pt" style:text-underline-style="none" fo:font-weight="normal" officeooo:rsid="003a6787" officeooo:paragraph-rsid="003a6787" style:font-size-asian="16pt" style:font-weight-asian="normal" style:font-size-complex="16pt" style:font-weight-complex="normal"/>
    </style:style>
    <style:style style:name="P30" style:family="paragraph" style:parent-style-name="Standard" style:list-style-name="L3">
      <style:text-properties fo:font-size="16pt" style:text-underline-style="none" fo:font-weight="bold" officeooo:rsid="0035ee2e" officeooo:paragraph-rsid="0035ee2e" style:font-size-asian="16pt" style:font-weight-asian="bold" style:font-size-complex="16pt" style:font-weight-complex="bold"/>
    </style:style>
    <style:style style:name="P31" style:family="paragraph" style:parent-style-name="Standard" style:list-style-name="L3">
      <style:text-properties fo:font-size="16pt" style:text-underline-style="none" fo:font-weight="bold" officeooo:rsid="00360227" officeooo:paragraph-rsid="00360227" style:font-size-asian="16pt" style:font-weight-asian="bold" style:font-size-complex="16pt" style:font-weight-complex="bold"/>
    </style:style>
    <style:style style:name="P32" style:family="paragraph" style:parent-style-name="Standard">
      <style:text-properties fo:font-size="16pt" style:text-underline-style="none" fo:font-weight="bold" officeooo:rsid="0030748d" officeooo:paragraph-rsid="0030748d" style:font-size-asian="16pt" style:font-weight-asian="bold" style:font-size-complex="16pt" style:font-weight-complex="bold"/>
    </style:style>
    <style:style style:name="P33" style:family="paragraph" style:parent-style-name="Standard" style:list-style-name="L2">
      <style:text-properties officeooo:paragraph-rsid="002afc1a"/>
    </style:style>
    <style:style style:name="P34" style:family="paragraph" style:parent-style-name="Standard" style:list-style-name="L2">
      <style:text-properties officeooo:rsid="002afc1a" officeooo:paragraph-rsid="002b8c43"/>
    </style:style>
    <style:style style:name="P35" style:family="paragraph" style:parent-style-name="Standard" style:list-style-name="L2">
      <style:text-properties officeooo:rsid="002c9e84" officeooo:paragraph-rsid="002de483"/>
    </style:style>
    <style:style style:name="P36" style:family="paragraph" style:parent-style-name="Standard" style:list-style-name="L3">
      <style:text-properties fo:font-weight="bold" officeooo:rsid="0035ee2e" officeooo:paragraph-rsid="0035ee2e" style:font-weight-asian="bold" style:font-weight-complex="bold"/>
    </style:style>
    <style:style style:name="P37" style:family="paragraph" style:parent-style-name="Standard">
      <style:paragraph-properties fo:text-align="center" style:justify-single-word="false"/>
      <style:text-properties fo:font-size="22pt" fo:font-weight="bold" officeooo:rsid="00154ad4" officeooo:paragraph-rsid="00154ad4" style:font-size-asian="22pt" style:font-weight-asian="bold" style:font-size-complex="22pt" style:font-weight-complex="bold"/>
    </style:style>
    <style:style style:name="P38" style:family="paragraph" style:parent-style-name="Standard">
      <style:paragraph-properties fo:text-align="start" style:justify-single-word="false"/>
      <style:text-properties fo:font-size="18pt" fo:font-weight="bold" officeooo:rsid="003fe191" officeooo:paragraph-rsid="003fe191" style:font-size-asian="15.75pt" style:font-weight-asian="bold" style:font-size-complex="18pt" style:font-weight-complex="bold"/>
    </style:style>
    <style:style style:name="P39" style:family="paragraph" style:parent-style-name="Standard">
      <style:text-properties officeooo:rsid="00287c0e" officeooo:paragraph-rsid="00287c0e"/>
    </style:style>
    <style:style style:name="T1" style:family="text">
      <style:text-properties officeooo:rsid="00155496"/>
    </style:style>
    <style:style style:name="T2" style:family="text">
      <style:text-properties officeooo:rsid="00188008"/>
    </style:style>
    <style:style style:name="T3" style:family="text">
      <style:text-properties fo:font-weight="bold" style:font-weight-asian="bold" style:font-weight-complex="bold"/>
    </style:style>
    <style:style style:name="T4" style:family="text">
      <style:text-properties fo:font-weight="bold" officeooo:rsid="00188008" style:font-weight-asian="bold" style:font-weight-complex="bold"/>
    </style:style>
    <style:style style:name="T5" style:family="text">
      <style:text-properties fo:font-weight="bold" officeooo:rsid="001d619c" style:font-weight-asian="bold" style:font-weight-complex="bold"/>
    </style:style>
    <style:style style:name="T6" style:family="text">
      <style:text-properties fo:font-weight="bold" officeooo:rsid="0027adfe" style:font-weight-asian="bold" style:font-weight-complex="bold"/>
    </style:style>
    <style:style style:name="T7" style:family="text">
      <style:text-properties fo:font-weight="bold" officeooo:rsid="00341a22" style:font-weight-asian="bold" style:font-weight-complex="bold"/>
    </style:style>
    <style:style style:name="T8" style:family="text">
      <style:text-properties fo:font-weight="bold" officeooo:rsid="003a6787" style:font-weight-asian="bold" style:font-weight-complex="bold"/>
    </style:style>
    <style:style style:name="T9" style:family="text">
      <style:text-properties fo:font-size="16pt" fo:font-weight="normal" style:font-size-asian="16pt" style:font-weight-asian="normal" style:font-size-complex="16pt" style:font-weight-complex="normal"/>
    </style:style>
    <style:style style:name="T10" style:family="text">
      <style:text-properties fo:font-size="16pt" fo:font-weight="normal" officeooo:rsid="002afc1a" style:font-size-asian="16pt" style:font-weight-asian="normal" style:font-size-complex="16pt" style:font-weight-complex="normal"/>
    </style:style>
    <style:style style:name="T11" style:family="text">
      <style:text-properties fo:font-size="16pt" fo:font-weight="normal" officeooo:rsid="00401f0d" style:font-size-asian="16pt" style:font-weight-asian="normal" style:font-size-complex="16pt" style:font-weight-complex="normal"/>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bold" officeooo:rsid="002afc1a" style:font-size-asian="16pt" style:font-weight-asian="bold" style:font-size-complex="16pt" style:font-weight-complex="bold"/>
    </style:style>
    <style:style style:name="T14" style:family="text">
      <style:text-properties fo:font-size="16pt" fo:font-weight="bold" officeooo:rsid="00401f0d" style:font-size-asian="16pt" style:font-weight-asian="bold" style:font-size-complex="16pt" style:font-weight-complex="bold"/>
    </style:style>
    <style:style style:name="T15" style:family="text">
      <style:text-properties fo:font-size="16pt" style:text-underline-style="none" fo:font-weight="normal" style:font-size-asian="16pt" style:font-weight-asian="normal" style:font-size-complex="16pt" style:font-weight-complex="normal"/>
    </style:style>
    <style:style style:name="T16" style:family="text">
      <style:text-properties fo:font-size="16pt" style:text-underline-style="none" fo:font-weight="normal" officeooo:rsid="002b8c43" style:font-size-asian="16pt" style:font-weight-asian="normal" style:font-size-complex="16pt" style:font-weight-complex="normal"/>
    </style:style>
    <style:style style:name="T17" style:family="text">
      <style:text-properties fo:font-size="16pt" style:text-underline-style="none" fo:font-weight="normal" officeooo:rsid="002de483" style:font-size-asian="16pt" style:font-weight-asian="normal" style:font-size-complex="16pt" style:font-weight-complex="normal"/>
    </style:style>
    <style:style style:name="T18" style:family="text">
      <style:text-properties fo:font-size="16pt" style:text-underline-style="none" fo:font-weight="normal" officeooo:rsid="0030748d" style:font-size-asian="16pt" style:font-weight-asian="normal" style:font-size-complex="16pt" style:font-weight-complex="normal"/>
    </style:style>
    <style:style style:name="T19" style:family="text">
      <style:text-properties fo:font-size="16pt" style:text-underline-style="none" fo:font-weight="bold" style:font-size-asian="16pt" style:font-weight-asian="bold" style:font-size-complex="16pt" style:font-weight-complex="bold"/>
    </style:style>
    <style:style style:name="T20" style:family="text">
      <style:text-properties fo:font-size="16pt" style:text-underline-style="none" fo:font-weight="bold" officeooo:rsid="002de483" style:font-size-asian="16pt" style:font-weight-asian="bold" style:font-size-complex="16pt" style:font-weight-complex="bold"/>
    </style:style>
    <style:style style:name="T21" style:family="text">
      <style:text-properties fo:font-size="16pt" style:text-underline-style="none" fo:font-weight="bold" officeooo:rsid="0030748d" style:font-size-asian="16pt" style:font-weight-asian="bold" style:font-size-complex="16pt" style:font-weight-complex="bold"/>
    </style:style>
    <style:style style:name="T22" style:family="text">
      <style:text-properties fo:font-size="16pt" style:text-underline-style="none" style:font-size-asian="16pt" style:font-size-complex="16pt"/>
    </style:style>
    <style:style style:name="T23" style:family="text">
      <style:text-properties fo:font-size="16pt" style:text-underline-style="none" officeooo:rsid="00341a22" style:font-size-asian="16pt" style:font-size-complex="16pt"/>
    </style:style>
    <style:style style:name="T24" style:family="text">
      <style:text-properties officeooo:rsid="001bc11d"/>
    </style:style>
    <style:style style:name="T25" style:family="text">
      <style:text-properties officeooo:rsid="001d619c"/>
    </style:style>
    <style:style style:name="T26" style:family="text">
      <style:text-properties officeooo:rsid="00213fa0"/>
    </style:style>
    <style:style style:name="T27" style:family="text">
      <style:text-properties officeooo:rsid="00249de6"/>
    </style:style>
    <style:style style:name="T28" style:family="text">
      <style:text-properties officeooo:rsid="0027adfe"/>
    </style:style>
    <style:style style:name="T29" style:family="text">
      <style:text-properties officeooo:rsid="00341a22"/>
    </style:style>
    <style:style style:name="T30" style:family="text">
      <style:text-properties fo:font-weight="normal" style:font-weight-asian="normal" style:font-weight-complex="normal"/>
    </style:style>
    <text:list-style style:name="L1">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BUSMASTER</text:p>
      <text:p text:style-name="P38">what is BM:</text:p>
      <text:p text:style-name="P38"><text:tab/><text:span text:style-name="T30">It is an Open source PC software for the designing, monitoring, analysis and simulation of CAN networks, it is developed by </text:span>Robert Bosch.</text:p>
      <text:p text:style-name="P38"><text:span text:style-name="T30"/></text:p>
      <text:p text:style-name="P1"/>
      <text:p text:style-name="P2">step_1: Open busmaster and create .cfx file with any name-&gt;open new <text:tab/><text:tab/>create name</text:p>
      <text:p text:style-name="P2">step_2: select the driver related to hardware or select simulation -&gt; Driver <text:tab/>selection</text:p>
      <text:p text:style-name="P2">step_3: upload .dbf(database file) from our PC -&gt;Database-&gt;associate</text:p>
      <text:p text:style-name="P2">step_4: Select transmit window we will get one tx frame , click on add <text:tab/>msg and select message then it will validate and shows signal details.</text:p>
      <text:p text:style-name="P2">Step_5: We can able to modify channel type, Datalength (DLC), messege <text:tab/>type(std/Ext),RTR(<text:span text:style-name="T1">click on it for enable), physical Value, Data Bytes</text:span></text:p>
      <text:p text:style-name="P4">Step_6: <text:span text:style-name="T3">ways of tran</text:span><text:span text:style-name="T4">s</text:span><text:span text:style-name="T3">mitting msg</text:span>:</text:p>
      <text:p text:style-name="P9"><text:tab/><text:tab/><text:tab/>Send message<text:tab/>: cliking on send message</text:p>
      <text:p text:style-name="P3"><text:tab/><text:tab/><text:tab/><text:span text:style-name="T24">U</text:span>sing repetition <text:s/>: <text:span text:style-name="T2">o</text:span>nce <text:span text:style-name="T2">you gave a time(ms) it transmit <text:tab/><text:tab/><text:tab/><text:tab/><text:tab/><text:tab/> <text:s/>repetedly by that time.</text:span></text:p>
      <text:p text:style-name="P3"><text:tab/><text:tab/><text:tab/><text:span text:style-name="T2">Using Key<text:tab/><text:tab/>: select any alpha numeric key, use that <text:tab/><text:tab/><text:tab/><text:tab/><text:tab/><text:tab/> <text:s/>key when ever need to send message</text:span></text:p>
      <text:p text:style-name="P3"><text:tab/><text:tab/><text:tab/><text:span text:style-name="T2">Send <text:tab/><text:tab/>: In message window, by using right click <text:tab/><text:tab/><text:tab/><text:tab/><text:tab/><text:tab/> <text:s text:c="2"/>u will send, click on it to send message.</text:span></text:p>
      <text:p text:style-name="P5">Step_7:<text:span text:style-name="T25"> </text:span><text:span text:style-name="T5">message window-&gt;overwrite</text:span></text:p>
      <text:p text:style-name="P5"><text:span text:style-name="T5"><text:tab/><text:tab/></text:span><text:span text:style-name="T25">if:</text:span></text:p>
      <text:p text:style-name="P5"><text:tab/><text:tab/><text:span text:style-name="T25">It will overwrites the same channel data by selecting overwrite,</text:span></text:p>
      <text:p text:style-name="P5"><text:tab/><text:tab/>else:</text:p>
      <text:p text:style-name="P5"><text:tab/><text:tab/>it will shows the all data for every time laps</text:p>
      <text:p text:style-name="P6">Step_8: <text:span text:style-name="T3">message window-&gt;Interpret</text:span></text:p>
      <text:p text:style-name="P6"><text:tab/><text:tab/>we can interpret only in overwrite, it will gives information of <text:tab/><text:tab/>physical and raw value.</text:p>
      <text:p text:style-name="P6">Step_9: <text:span text:style-name="T26">To clear message window :message window-&gt;clear.</text:span></text:p>
      <text:p text:style-name="P7">Step_10:<text:span text:style-name="T3">Message window -&gt;configure</text:span>:</text:p>
      <text:p text:style-name="P7"><text:tab/><text:tab/>Here we can change message colours :DB-&gt;edit-&gt;changecolor.</text:p>
      <text:p text:style-name="P7">Step_11: <text:span text:style-name="T27">Network Statistics:</text:span></text:p>
      <text:p text:style-name="P8"><text:tab/><text:tab/><text:span text:style-name="T28">It gives information about messages like tx, rx, RTR.....etc.</text:span></text:p>
      <text:p text:style-name="P8"><text:span text:style-name="T28">Step_12: </text:span><text:span text:style-name="T6">Logging-&gt;Configure</text:span><text:span text:style-name="T28">:<text:tab/></text:span></text:p>
      <text:list xml:id="list6675001578015612099" text:style-name="L1">
        <text:list-item>
          <text:p text:style-name="P21"><text:soft-page-break/>It will genarate log file in particular path.</text:p>
        </text:list-item>
        <text:list-item>
          <text:p text:style-name="P22">It will genarate default path by clicking on Add</text:p>
        </text:list-item>
        <text:list-item>
          <text:p text:style-name="P22">If you want particular path click on ‘...’</text:p>
        </text:list-item>
        <text:list-item>
          <text:p text:style-name="P22">set any Time mode among three</text:p>
        </text:list-item>
        <text:list-item>
          <text:p text:style-name="P22">set channel or select ALL , it depends</text:p>
        </text:list-item>
        <text:list-item>
          <text:p text:style-name="P22">fill all the remaining details</text:p>
        </text:list-item>
      </text:list>
      <text:p text:style-name="P16"><text:span text:style-name="T9">Step_13:click on ok and </text:span><text:span text:style-name="T12">logging-&gt;activate</text:span><text:span text:style-name="T9"> to genarate log file, in status <text:tab/> <text:s text:c="4"/>bar CAN recording will blink while logging the file, after <text:tab/><text:tab/> <text:s text:c="4"/>completion of logging go to the path to collect logs.</text:span></text:p>
      <text:p text:style-name="P16"><text:span text:style-name="T9">Step_14: -</text:span><text:span text:style-name="T10">&gt;</text:span><text:span text:style-name="T13">REPLAY:</text:span></text:p>
      <text:p text:style-name="P16"><text:span text:style-name="T13"><text:tab/><text:tab/><text:tab/></text:span><text:span text:style-name="T11">By using reply we can tx/rx data just by using logs.</text:span></text:p>
      <text:p text:style-name="P17"><text:span text:style-name="T9">Step_15: -&gt;</text:span><text:span text:style-name="T12">Filters</text:span><text:span text:style-name="T9">:</text:span></text:p>
      <text:list xml:id="list2254045499144411428" text:style-name="L2">
        <text:list-item>
          <text:p text:style-name="P33"><text:span text:style-name="T10">We can add the filters by clicking on </text:span><text:span text:style-name="T13">Add</text:span><text:span text:style-name="T10"> ,we can get name of filter and type(stop/pass).</text:span></text:p>
        </text:list-item>
        <text:list-item>
          <text:p text:style-name="P34"><text:span text:style-name="T9">Filter name should be unique and </text:span><text:span text:style-name="T16">Pass filter allows only the configure message or range of message to pass. On the other size stop filter blocks the configured messages. These filters shall be used in display, logging and replay filters.</text:span></text:p>
        </text:list-item>
        <text:list-item>
          <text:p text:style-name="P35"><text:span text:style-name="T16">S</text:span><text:span text:style-name="T15">elect </text:span><text:span text:style-name="T19">filter attributes</text:span><text:span text:style-name="T15"> as per requirements, we can also able to modify them.</text:span></text:p>
        </text:list-item>
        <text:list-item>
          <text:p text:style-name="P35"><text:span text:style-name="T17">We can use the filters in </text:span><text:span text:style-name="T20">Replay</text:span><text:span text:style-name="T17"> and </text:span><text:span text:style-name="T20">logging</text:span><text:span text:style-name="T17"> by enabling.</text:span></text:p>
        </text:list-item>
      </text:list>
      <text:p text:style-name="P19"><text:span text:style-name="T17">S</text:span><text:span text:style-name="T15">tep_16: </text:span><text:span text:style-name="T19">Signal Watch-&gt;configure</text:span></text:p>
      <text:p text:style-name="P18"><text:span text:style-name="T15"><text:tab/><text:tab/></text:span><text:span text:style-name="T17">In this we can select the required signals and goto </text:span></text:p>
      <text:p text:style-name="P18"><text:span text:style-name="T17"><text:tab/><text:tab/></text:span><text:span text:style-name="T20">signal watch-&gt;activate </text:span><text:span text:style-name="T17">it will popup window with physical <text:tab/><text:tab/><text:tab/>values, Raw values of signals. So we can able to watch signal <text:tab/><text:tab/>information directly from this popup window.</text:span></text:p>
      <text:p text:style-name="P18"><text:span text:style-name="T17">Step_17: </text:span><text:span text:style-name="T21">Waveform messages-&gt;configure:</text:span></text:p>
      <text:p text:style-name="P18"><text:span text:style-name="T21"><text:tab/><text:tab/></text:span><text:span text:style-name="T18">In </text:span><text:span text:style-name="T21">signal list</text:span><text:span text:style-name="T18"> it will shows the signals. Select the required signal </text:span></text:p>
      <text:p text:style-name="P18"><text:span text:style-name="T18"><text:tab/><text:tab/>and click on </text:span><text:span text:style-name="T21">Define wave,</text:span><text:span text:style-name="T18"> it generates signal definer dialog <text:tab/><text:tab/><text:tab/>window(waveforms), we can modify the options as per our<text:tab/><text:tab/><text:tab/>requirements and click on </text:span><text:span text:style-name="T21">OK</text:span><text:span text:style-name="T18"> then the signal entered into a <text:tab/><text:tab/><text:tab/></text:span><text:span text:style-name="T21">defined signal waveform list </text:span><text:span text:style-name="T18">and click on </text:span><text:span text:style-name="T21">OK.</text:span></text:p>
      <text:p text:style-name="P13">Step_18: <text:span text:style-name="T3">Signal Graph-&gt;configure-&gt;configure signal:</text:span></text:p>
      <text:p text:style-name="P13"><text:span text:style-name="T3"><text:tab/><text:tab/></text:span>Add Raw and physical values of the signal and Network <text:tab/><text:tab/><text:tab/>statistics of parameter <text:span text:style-name="T29">and click on </text:span><text:span text:style-name="T7">ok.</text:span></text:p>
      <text:p text:style-name="P13"><text:span text:style-name="T7"><text:tab/><text:tab/>Signal Graph-&gt;confi</text:span><text:span text:style-name="T8">g</text:span><text:span text:style-name="T7">ure-&gt;Activate:</text:span></text:p>
      <text:list xml:id="list1315416736167438297" text:style-name="L3">
        <text:list-item>
          <text:p text:style-name="P23"><text:soft-page-break/>It genarate one page with three panes, left side with element list is pane_1 and right side top with graph is pane_2 and right side bottom with options is pane_3</text:p>
        </text:list-item>
        <text:list-item>
          <text:p text:style-name="P36"><text:span text:style-name="T23">P</text:span><text:span text:style-name="T22">ane_1:</text:span></text:p>
        </text:list-item>
        <text:list-item>
          <text:p text:style-name="P24">Element list is present in pane_1 mentioned with different colours with catagory, elements and type.</text:p>
        </text:list-item>
        <text:list-item>
          <text:p text:style-name="P24">Set properties as per requirements in pane_1.</text:p>
        </text:list-item>
        <text:list-item>
          <text:p text:style-name="P30">Pane_2:</text:p>
        </text:list-item>
        <text:list-item>
          <text:p text:style-name="P24">Here plotted graph is available, we can able to see the graph with different colors with respective to elements.</text:p>
        </text:list-item>
        <text:list-item>
          <text:p text:style-name="P24">There are different types of graph lines are present we can able to set any format. </text:p>
        </text:list-item>
        <text:list-item>
          <text:p text:style-name="P24">go to properties in pane_1, select line type and set any format as our convenient. To change color of that line, go to line colour select any colour.</text:p>
        </text:list-item>
        <text:list-item>
          <text:p text:style-name="P25">We can aslo set point type and point colour for graph line.</text:p>
        </text:list-item>
        <text:list-item>
          <text:p text:style-name="P31">Pane_3:</text:p>
        </text:list-item>
        <text:list-item>
          <text:p text:style-name="P26">In this pane we get no of options like Active status, action, Graph,Direction keys, Range,Cursor stats.</text:p>
        </text:list-item>
        <text:list-item>
          <text:p text:style-name="P26">In active status we can able to set only x-axis ,only y-axis and both x-axis and y-axis.</text:p>
        </text:list-item>
        <text:list-item>
          <text:p text:style-name="P27">In action we can move ,zoom,and track the graph by mouse.</text:p>
        </text:list-item>
        <text:list-item>
          <text:p text:style-name="P29">In graph we can hide the</text:p>
        </text:list-item>
      </text:list>
      <text:p text:style-name="P28"/>
      <text:p text:style-name="P32"><text:tab/><text:tab/></text:p>
      <text:p text:style-name="P14"/>
      <text:p text:style-name="P15"><text:tab/><text:tab/><text:tab/><text:tab/>Doubts in Busmaster</text:p>
      <text:p text:style-name="Text_20_body"/>
      <text:p text:style-name="P20">1)What is the use of signals </text:p>
      <text:p text:style-name="P10"><text:tab/><text:tab/><text:tab/></text:p>
      <text:p text:style-name="P10"><text:tab/><text:tab/></text:p>
      <text:p text:style-name="P11"/>
      <text:p text:style-name="P8"><text:tab/><text:tab/></text:p>
      <text:p text:style-name="P12"><text:tab/><text:tab/> </text:p>
      <text:p text:style-name="P7"/>
      <text:p text:style-name="P7"><text:tab/><text:tab/></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4T11:59:11.294735087</meta:creation-date>
    <dc:date>2019-05-31T17:56:37.707061675</dc:date>
    <meta:editing-duration>P3DT3M40S</meta:editing-duration>
    <meta:editing-cycles>18</meta:editing-cycles>
    <meta:generator>LibreOffice/5.1.6.2$Linux_X86_64 LibreOffice_project/10m0$Build-2</meta:generator>
    <meta:document-statistic meta:table-count="0" meta:image-count="0" meta:object-count="0" meta:page-count="3" meta:paragraph-count="71" meta:word-count="741" meta:character-count="4455" meta:non-whitespace-character-count="3673"/>
  </office:meta>
</office:document-meta>
</file>